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148bfa" style:font-size-asian="12pt" style:font-size-complex="12pt"/>
    </style:style>
    <style:style style:name="P2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156957" style:font-size-asian="12pt" style:font-size-complex="12pt"/>
    </style:style>
    <style:style style:name="P3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20b36b" style:font-size-asian="12pt" style:font-size-complex="12pt"/>
    </style:style>
    <style:style style:name="P4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225372" style:font-size-asian="12pt" style:font-size-complex="12pt"/>
    </style:style>
    <style:style style:name="P5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225a8" officeooo:paragraph-rsid="00156957" style:font-size-asian="12pt" style:font-size-complex="12pt"/>
    </style:style>
    <style:style style:name="P6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225a8" officeooo:paragraph-rsid="00225372" style:font-size-asian="12pt" style:font-size-complex="12pt"/>
    </style:style>
    <style:style style:name="P7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156957" style:font-size-asian="12pt" style:font-size-complex="12pt"/>
    </style:style>
    <style:style style:name="P8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20b36b" style:font-size-asian="12pt" style:font-size-complex="12pt"/>
    </style:style>
    <style:style style:name="P9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225372" style:font-size-asian="12pt" style:font-size-complex="12pt"/>
    </style:style>
    <style:style style:name="P10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48bfa" officeooo:paragraph-rsid="00156957" style:font-size-asian="12pt" style:font-size-complex="12pt"/>
    </style:style>
    <style:style style:name="P11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48bfa" officeooo:paragraph-rsid="00225372" style:font-size-asian="12pt" style:font-size-complex="12pt"/>
    </style:style>
    <style:style style:name="P12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148bf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22537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148bf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22537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049cm" fo:margin-bottom="0cm" style:contextual-spacing="false" fo:break-before="column"/>
      <style:text-properties style:font-name="Liberation Mono" officeooo:paragraph-rsid="00148bfa"/>
    </style:style>
    <style:style style:name="P17" style:family="paragraph" style:parent-style-name="Standard">
      <style:paragraph-properties fo:margin-top="0.049cm" fo:margin-bottom="0cm" style:contextual-spacing="false"/>
      <style:text-properties style:font-name="Liberation Mono" officeooo:paragraph-rsid="00148bfa"/>
    </style:style>
    <style:style style:name="P18" style:family="paragraph" style:parent-style-name="Standard">
      <style:paragraph-properties fo:margin-top="0.049cm" fo:margin-bottom="0cm" style:contextual-spacing="false" fo:break-before="column"/>
      <style:text-properties style:font-name="Liberation Mono" officeooo:paragraph-rsid="00225372"/>
    </style:style>
    <style:style style:name="P19" style:family="paragraph" style:parent-style-name="Standard">
      <style:paragraph-properties fo:margin-top="0.049cm" fo:margin-bottom="0cm" style:contextual-spacing="false"/>
      <style:text-properties style:font-name="Liberation Mono" officeooo:paragraph-rsid="00225372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4f07" style:font-weight-asian="bold" style:font-weight-complex="bold"/>
    </style:style>
    <style:style style:name="T3" style:family="text">
      <style:text-properties fo:font-weight="bold" officeooo:rsid="0001cf05" style:font-weight-asian="bold" style:font-weight-complex="bold"/>
    </style:style>
    <style:style style:name="T4" style:family="text">
      <style:text-properties fo:font-weight="bold" officeooo:rsid="0023bd60" style:font-weight-asian="bold" style:font-weight-complex="bold"/>
    </style:style>
    <style:style style:name="T5" style:family="text">
      <style:text-properties fo:font-weight="bold" officeooo:rsid="0013e099" style:font-weight-asian="bold" style:font-weight-complex="bold"/>
    </style:style>
    <style:style style:name="T6" style:family="text">
      <style:text-properties fo:font-weight="bold" officeooo:rsid="001044d9" style:font-weight-asian="bold" style:font-weight-complex="bold"/>
    </style:style>
    <style:style style:name="T7" style:family="text">
      <style:text-properties fo:font-weight="bold" officeooo:rsid="000b7b8c" style:font-weight-asian="bold" style:font-weight-complex="bold"/>
    </style:style>
    <style:style style:name="T8" style:family="text">
      <style:text-properties officeooo:rsid="00254f07"/>
    </style:style>
    <style:style style:name="T9" style:family="text">
      <style:text-properties officeooo:rsid="0001cf0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cf05" style:font-weight-asian="normal" style:font-weight-complex="normal"/>
    </style:style>
    <style:style style:name="T12" style:family="text">
      <style:text-properties fo:font-weight="normal" officeooo:rsid="00254f07" style:font-weight-asian="normal" style:font-weight-complex="normal"/>
    </style:style>
    <style:style style:name="T13" style:family="text">
      <style:text-properties fo:font-weight="normal" officeooo:rsid="0013adab" style:font-weight-asian="normal" style:font-weight-complex="normal"/>
    </style:style>
    <style:style style:name="T14" style:family="text">
      <style:text-properties fo:font-weight="normal" officeooo:rsid="0013e099" style:font-weight-asian="normal" style:font-weight-complex="normal"/>
    </style:style>
    <style:style style:name="T15" style:family="text">
      <style:text-properties fo:font-weight="normal" officeooo:rsid="0014d584" style:font-weight-asian="normal" style:font-weight-complex="normal"/>
    </style:style>
    <style:style style:name="T16" style:family="text">
      <style:text-properties fo:font-weight="normal" officeooo:rsid="00156957" style:font-weight-asian="normal" style:font-weight-complex="normal"/>
    </style:style>
    <style:style style:name="T17" style:family="text">
      <style:text-properties fo:font-weight="normal" officeooo:rsid="001b3e7c" style:font-weight-asian="normal" style:font-weight-complex="normal"/>
    </style:style>
    <style:style style:name="T18" style:family="text">
      <style:text-properties fo:font-weight="normal" officeooo:rsid="001fe4e2" style:font-weight-asian="normal" style:font-weight-complex="normal"/>
    </style:style>
    <style:style style:name="T19" style:family="text">
      <style:text-properties fo:font-size="12pt" fo:language="ru" fo:country="RU" fo:font-weight="bold" officeooo:rsid="0023bd60" style:font-size-asian="12pt" style:font-weight-asian="bold" style:font-size-complex="12pt" style:font-weight-complex="bold"/>
    </style:style>
    <style:style style:name="T20" style:family="text">
      <style:text-properties fo:font-size="12pt" fo:language="ru" fo:country="RU" fo:font-weight="bold" officeooo:rsid="0001cf05" style:font-size-asian="12pt" style:font-weight-asian="bold" style:font-size-complex="12pt" style:font-weight-complex="bold"/>
    </style:style>
    <style:style style:name="T21" style:family="text">
      <style:text-properties fo:font-size="12pt" fo:language="ru" fo:country="RU" fo:font-weight="normal" officeooo:rsid="0023bd60" style:font-size-asian="12pt" style:font-weight-asian="normal" style:font-size-complex="12pt" style:font-weight-complex="normal"/>
    </style:style>
    <style:style style:name="T22" style:family="text">
      <style:text-properties fo:font-size="12pt" fo:language="ru" fo:country="RU" fo:font-weight="normal" officeooo:rsid="0001cf05" style:font-size-asian="12pt" style:font-weight-asian="normal" style:font-size-complex="12pt" style:font-weight-complex="normal"/>
    </style:style>
    <style:style style:name="T23" style:family="text">
      <style:text-properties fo:font-size="12pt" fo:language="ru" fo:country="RU" officeooo:rsid="0001cf05" style:font-size-asian="12pt" style:font-size-complex="12pt"/>
    </style:style>
    <style:style style:name="T24" style:family="text">
      <style:text-properties fo:font-size="12pt" fo:language="ru" fo:country="RU" officeooo:rsid="0023bd60" style:font-size-asian="12pt" style:font-size-complex="12pt"/>
    </style:style>
    <style:style style:name="T25" style:family="text">
      <style:text-properties fo:font-size="12pt" fo:language="ru" fo:country="RU" officeooo:rsid="000d82f7" style:font-size-asian="12pt" style:font-size-complex="12pt"/>
    </style:style>
    <style:style style:name="T26" style:family="text">
      <style:text-properties officeooo:rsid="000d82f7"/>
    </style:style>
    <style:style style:name="T27" style:family="text">
      <style:text-properties officeooo:rsid="0023bd60"/>
    </style:style>
    <style:style style:name="T28" style:family="text">
      <style:text-properties officeooo:rsid="0013e09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14d584"/>
    </style:style>
    <style:style style:name="T31" style:family="text">
      <style:text-properties officeooo:rsid="00156957"/>
    </style:style>
    <style:style style:name="T32" style:family="text">
      <style:text-properties officeooo:rsid="0022c7eb"/>
    </style:style>
    <style:style style:name="Sect1" style:family="section">
      <style:section-properties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dash" draw:stroke-dash="Long_20_Dash" svg:stroke-color="#000000" svg:stroke-linecap="butt" draw:fill-color="#000000" draw:textarea-horizontal-align="center" draw:textarea-vertical-align="middle"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Линия 1" draw:style-name="gr1" draw:text-style-name="P20" svg:x1="14.85cm" svg:y1="19.963cm" svg:x2="14.85cm" svg:y2="1.035cm">
        <text:p/>
      </draw:line>
      <text:section text:style-name="Sect1" text:name="Раздел1">
        <text:p text:style-name="P16"><text:span text:style-name="T4">Имя</text:span><text:span text:style-name="T27"> </text:span>______________ <text:span text:style-name="T1"><text:s/>Игрок</text:span><text:span text:style-name="T27"> </text:span>______________</text:p>
        <text:p text:style-name="P1"><text:span text:style-name="T1">ТЕЛ</text:span><text:span text:style-name="T10"> [ <text:s/>] <text:s/></text:span><text:span text:style-name="T1">ЛОВ</text:span> [ <text:s/>] <text:s/><text:span text:style-name="T1">ИНТ</text:span> [ <text:s/>] <text:s/><text:span text:style-name="T1">ХАР</text:span> [ <text:s/>]</text:p>
        <text:p text:style-name="P1"><text:span text:style-name="T1">Здоровье</text:span> [ <text:s text:c="2"/>/ <text:s text:c="2"/>] <text:s/><text:span text:style-name="T3">Киберпсихоз</text:span><text:span text:style-name="T9"> <text:s text:c="6"/>[ <text:s text:c="2"/>]</text:span><text:span text:style-name="T26">*</text:span></text:p>
        <text:p text:style-name="P17"><text:span text:style-name="T19">Скорость</text:span><text:span text:style-name="T21"> [ <text:s text:c="2"/>] </text:span><text:span text:style-name="T19">м/с</text:span><text:span text:style-name="T22"> <text:s/></text:span><text:span text:style-name="T20">сл. Сопротивления</text:span><text:span text:style-name="T23"> [ <text:s text:c="2"/>]</text:span><text:span text:style-name="T25">*</text:span></text:p>
        <text:p text:style-name="P17"><text:span text:style-name="T19">Свободный опыт</text:span><text:span text:style-name="T24"> [ <text:s text:c="3"/>]</text:span></text:p>
        <text:p text:style-name="P1">----------------------------------------------------</text:p>
        <text:p text:style-name="P12">Навыки<text:span text:style-name="T10"> <text:s text:c="5"/></text:span><text:span text:style-name="T15">свой </text:span><text:span text:style-name="T16">бон</text:span><text:span text:style-name="T17">ус</text:span><text:span text:style-name="T10"> <text:s/></text:span><text:span text:style-name="T28">Броня</text:span></text:p>
        <text:p text:style-name="P12">ТЕЛ<text:span text:style-name="T11"> <text:s text:c="20"/></text:span><text:span text:style-name="T28">1</text:span><text:span text:style-name="T14"> <text:s text:c="2"/>л. нога [ <text:s text:c="2"/>]</text:span></text:p>
        <text:p text:style-name="P1">Атлетика <text:s text:c="3"/>[ <text:s text:c="2"/>]<text:span text:style-name="T31">[ <text:s/>]</text:span> <text:s text:c="2"/><text:span text:style-name="T5">2</text:span><text:span text:style-name="T14"> <text:s text:c="2"/>п. нога [ <text:s text:c="2"/>]</text:span></text:p>
        <text:p text:style-name="P5"><text:span text:style-name="T11">Р</text:span><text:span text:style-name="T10">укоп. бой <text:s/>[ <text:s text:c="2"/>]</text:span><text:span text:style-name="T16">[ <text:s/>]</text:span><text:span text:style-name="T13">*</text:span><text:span text:style-name="T10"> <text:s/></text:span><text:span text:style-name="T5">3-4</text:span><text:span text:style-name="T14"> л. рука [ <text:s text:c="2"/>]</text:span></text:p>
        <text:p text:style-name="P1"><text:span text:style-name="T1">ЛО</text:span><text:span text:style-name="T2">В</text:span><text:span text:style-name="T12"> <text:s text:c="20"/></text:span><text:span text:style-name="T5">5-6</text:span><text:span text:style-name="T14"> п. рука [ <text:s text:c="2"/>]</text:span></text:p>
        <text:p text:style-name="P2">Акробатика <text:s/>[ <text:s text:c="2"/>]<text:span text:style-name="T31">[ <text:s/>]</text:span> <text:s text:c="2"/><text:span text:style-name="T5">7-9</text:span><text:span text:style-name="T14"> торс <text:s text:c="3"/>[ <text:s text:c="2"/>]</text:span></text:p>
        <text:p text:style-name="P2">Лов<text:span text:style-name="T8">к.</text:span> рук <text:s text:c="2"/>[ <text:s text:c="2"/>]<text:span text:style-name="T31">[ <text:s/>]</text:span> <text:s text:c="2"/><text:span text:style-name="T5">10</text:span><text:span text:style-name="T14"> <text:s/>голова <text:s/>[ <text:s text:c="2"/>]</text:span></text:p>
        <text:p text:style-name="P2">Вождение <text:s text:c="3"/><text:span text:style-name="T9">[ <text:s text:c="2"/>]</text:span><text:span text:style-name="T31">[ <text:s/>]</text:span><text:span text:style-name="T9">* </text:span><text:span text:style-name="T3">Оружие</text:span></text:p>
        <text:p text:style-name="P2">Пилотиров. <text:s/><text:span text:style-name="T9">[ <text:s text:c="2"/>]</text:span><text:span text:style-name="T31">[ <text:s/>]</text:span><text:span text:style-name="T9">* </text:span><text:span text:style-name="T11">_______|_____________________</text:span></text:p>
        <text:p text:style-name="P7">Лёг<text:span text:style-name="T30">.</text:span> <text:span text:style-name="T30">о</text:span>руж<text:span text:style-name="T30">ие</text:span> [ <text:s text:c="2"/>]<text:span text:style-name="T31">[ <text:s/>]</text:span>* <text:span text:style-name="T10">_______|_____________________</text:span></text:p>
        <text:p text:style-name="P7">Тяж. <text:span text:style-name="T30">о</text:span>руж<text:span text:style-name="T30">ие</text:span> [ <text:s text:c="2"/>]<text:span text:style-name="T31">[ <text:s/>]</text:span>* <text:span text:style-name="T10">_______|_____________________</text:span></text:p>
        <text:p text:style-name="P7">Снайп. <text:span text:style-name="T30">д</text:span>ело [ <text:s text:c="2"/>]<text:span text:style-name="T31">[ <text:s/>]</text:span>* <text:span text:style-name="T10">_______|_____________________</text:span></text:p>
        <text:p text:style-name="P8">Фехтование <text:s/>[ <text:s text:c="2"/>]<text:span text:style-name="T31">[ <text:s/>]</text:span>* <text:span text:style-name="T6">Кибернетика</text:span><text:span text:style-name="T7">*</text:span></text:p>
        <text:p text:style-name="P12">ИНТ<text:span text:style-name="T10"> <text:s text:c="19"/></text:span><text:span text:style-name="T11">_____________________________</text:span></text:p>
        <text:p text:style-name="P2">Вниматель. <text:s/>[ <text:s text:c="2"/>]<text:span text:style-name="T31">[ <text:s/>]</text:span> <text:s/><text:span text:style-name="T11">_____________________________</text:span></text:p>
        <text:p text:style-name="P2">Знание <text:s text:c="5"/>[ <text:s text:c="2"/>]<text:span text:style-name="T31">[ <text:s/>]</text:span> <text:s/><text:span text:style-name="T11">_____________________________</text:span></text:p>
        <text:p text:style-name="P10"><text:span text:style-name="T11">Б</text:span><text:span text:style-name="T10">ыст. </text:span><text:span text:style-name="T18">в</text:span><text:span text:style-name="T10">злом [ <text:s text:c="2"/>]</text:span><text:span text:style-name="T16">[ <text:s/>]</text:span><text:span text:style-name="T10">* </text:span><text:span text:style-name="T11">_____________________________</text:span></text:p>
        <text:p text:style-name="P2">Нетраннинг <text:s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2">Риперство <text:s text:c="2"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3">Лечение <text:s text:c="4"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8"><text:span text:style-name="T10">Артиллерия <text:s/>[ <text:s text:c="2"/>]</text:span><text:span text:style-name="T16">[ <text:s/>]</text:span><text:span text:style-name="T10">* </text:span><text:span text:style-name="T1">Прочее (заметки, инвентарь)</text:span></text:p>
        <text:p text:style-name="P12">ХАР<text:span text:style-name="T10"> <text:s text:c="19"/></text:span><text:span text:style-name="T11">_____________________________</text:span></text:p>
        <text:p text:style-name="P2">Убеждение <text:s text:c="2"/>[ <text:s text:c="2"/>]<text:span text:style-name="T31">[ <text:s/>]</text:span> <text:s/><text:span text:style-name="T11">_____________________________</text:span></text:p>
        <text:p text:style-name="P2">Сопротивл. <text:s/>[ <text:s text:c="2"/>]<text:span text:style-name="T31">[ <text:s/>] </text:span><text:span text:style-name="T9"><text:s/></text:span><text:span text:style-name="T11">_____________________________</text:span></text:p>
        <text:p text:style-name="P2">Ман. <text:span text:style-name="T32">с</text:span>озн. <text:s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1"><text:span text:style-name="T1">ПРОЧИЕ</text:span><text:span text:style-name="T10"> <text:s text:c="16"/></text:span><text:span text:style-name="T11">_____________________________</text:span></text:p>
        <text:p text:style-name="P2">Быстрый бег [ <text:s text:c="2"/>]<text:span text:style-name="T31">[ <text:s/>]</text:span> <text:s/><text:span text:style-name="T11">_____________________________</text:span></text:p>
        <text:p text:style-name="P14"><text:s text:c="23"/>_____________________________</text:p>
        <text:p text:style-name="P14"><text:span text:style-name="T29">* — сеттинг</text:span> <text:s text:c="11"/>_____________________________</text:p>
        <text:p text:style-name="P18"><text:span text:style-name="T4">Имя</text:span><text:span text:style-name="T27"> </text:span>______________ <text:span text:style-name="T1"><text:s/>Игрок</text:span><text:span text:style-name="T27"> </text:span>______________</text:p>
        <text:p text:style-name="P4"><text:span text:style-name="T1">ТЕЛ</text:span><text:span text:style-name="T10"> [ <text:s/>] <text:s/></text:span><text:span text:style-name="T1">ЛОВ</text:span> [ <text:s/>] <text:s/><text:span text:style-name="T1">ИНТ</text:span> [ <text:s/>] <text:s/><text:span text:style-name="T1">ХАР</text:span> [ <text:s/>]</text:p>
        <text:p text:style-name="P4"><text:span text:style-name="T1">Здоровье</text:span> [ <text:s text:c="2"/>/ <text:s text:c="2"/>] <text:s/><text:span text:style-name="T3">Киберпсихоз</text:span><text:span text:style-name="T9"> <text:s text:c="6"/>[ <text:s text:c="2"/>]</text:span><text:span text:style-name="T26">*</text:span></text:p>
        <text:p text:style-name="P19"><text:span text:style-name="T19">Скорость</text:span><text:span text:style-name="T21"> [ <text:s text:c="2"/>] </text:span><text:span text:style-name="T19">м/с</text:span><text:span text:style-name="T22"> <text:s/></text:span><text:span text:style-name="T20">сл. Сопротивления</text:span><text:span text:style-name="T23"> [ <text:s text:c="2"/>]</text:span><text:span text:style-name="T25">*</text:span></text:p>
        <text:p text:style-name="P19"><text:span text:style-name="T19">Свободный опыт</text:span><text:span text:style-name="T24"> [ <text:s text:c="3"/>]</text:span></text:p>
        <text:p text:style-name="P4">----------------------------------------------------</text:p>
        <text:p text:style-name="P13">Навыки<text:span text:style-name="T10"> <text:s text:c="5"/></text:span><text:span text:style-name="T15">свой </text:span><text:span text:style-name="T16">бон</text:span><text:span text:style-name="T17">ус</text:span><text:span text:style-name="T10"> <text:s/></text:span><text:span text:style-name="T28">Броня</text:span></text:p>
        <text:p text:style-name="P13">ТЕЛ<text:span text:style-name="T11"> <text:s text:c="20"/></text:span><text:span text:style-name="T28">1</text:span><text:span text:style-name="T14"> <text:s text:c="2"/>л. нога [ <text:s text:c="2"/>]</text:span></text:p>
        <text:p text:style-name="P4">Атлетика <text:s text:c="3"/>[ <text:s text:c="2"/>]<text:span text:style-name="T31">[ <text:s/>]</text:span> <text:s text:c="2"/><text:span text:style-name="T5">2</text:span><text:span text:style-name="T14"> <text:s text:c="2"/>п. нога [ <text:s text:c="2"/>]</text:span></text:p>
        <text:p text:style-name="P6"><text:span text:style-name="T11">Р</text:span><text:span text:style-name="T10">укоп. бой <text:s/>[ <text:s text:c="2"/>]</text:span><text:span text:style-name="T16">[ <text:s/>]</text:span><text:span text:style-name="T13">*</text:span><text:span text:style-name="T10"> <text:s/></text:span><text:span text:style-name="T5">3-4</text:span><text:span text:style-name="T14"> л. рука [ <text:s text:c="2"/>]</text:span></text:p>
        <text:p text:style-name="P4"><text:span text:style-name="T1">ЛО</text:span><text:span text:style-name="T2">В</text:span><text:span text:style-name="T12"> <text:s text:c="20"/></text:span><text:span text:style-name="T5">5-6</text:span><text:span text:style-name="T14"> п. рука [ <text:s text:c="2"/>]</text:span></text:p>
        <text:p text:style-name="P4">Акробатика <text:s/>[ <text:s text:c="2"/>]<text:span text:style-name="T31">[ <text:s/>]</text:span> <text:s text:c="2"/><text:span text:style-name="T5">7-9</text:span><text:span text:style-name="T14"> торс <text:s text:c="3"/>[ <text:s text:c="2"/>]</text:span></text:p>
        <text:p text:style-name="P4">Лов<text:span text:style-name="T8">к.</text:span> рук <text:s text:c="2"/>[ <text:s text:c="2"/>]<text:span text:style-name="T31">[ <text:s/>]</text:span> <text:s text:c="2"/><text:span text:style-name="T5">10</text:span><text:span text:style-name="T14"> <text:s/>голова <text:s/>[ <text:s text:c="2"/>]</text:span></text:p>
        <text:p text:style-name="P4">Вождение <text:s text:c="3"/><text:span text:style-name="T9">[ <text:s text:c="2"/>]</text:span><text:span text:style-name="T31">[ <text:s/>]</text:span><text:span text:style-name="T9">* </text:span><text:span text:style-name="T3">Оружие</text:span></text:p>
        <text:p text:style-name="P4">Пилотиров. <text:s/><text:span text:style-name="T9">[ <text:s text:c="2"/>]</text:span><text:span text:style-name="T31">[ <text:s/>]</text:span><text:span text:style-name="T9">* </text:span><text:span text:style-name="T11">_______|_____________________</text:span></text:p>
        <text:p text:style-name="P9">Лёг<text:span text:style-name="T30">.</text:span> <text:span text:style-name="T30">о</text:span>руж<text:span text:style-name="T30">ие</text:span> [ <text:s text:c="2"/>]<text:span text:style-name="T31">[ <text:s/>]</text:span>* <text:span text:style-name="T10">_______|_____________________</text:span></text:p>
        <text:p text:style-name="P9">Тяж. <text:span text:style-name="T30">о</text:span>руж<text:span text:style-name="T30">ие</text:span> [ <text:s text:c="2"/>]<text:span text:style-name="T31">[ <text:s/>]</text:span>* <text:span text:style-name="T10">_______|_____________________</text:span></text:p>
        <text:p text:style-name="P9">Снайп. <text:span text:style-name="T30">д</text:span>ело [ <text:s text:c="2"/>]<text:span text:style-name="T31">[ <text:s/>]</text:span>* <text:span text:style-name="T10">_______|_____________________</text:span></text:p>
        <text:p text:style-name="P9">Фехтование <text:s/>[ <text:s text:c="2"/>]<text:span text:style-name="T31">[ <text:s/>]</text:span>* <text:span text:style-name="T6">Кибернетика</text:span><text:span text:style-name="T7">*</text:span></text:p>
        <text:p text:style-name="P13">ИНТ<text:span text:style-name="T10"> <text:s text:c="19"/></text:span><text:span text:style-name="T11">_____________________________</text:span></text:p>
        <text:p text:style-name="P4">Вниматель. <text:s/>[ <text:s text:c="2"/>]<text:span text:style-name="T31">[ <text:s/>]</text:span> <text:s/><text:span text:style-name="T11">_____________________________</text:span></text:p>
        <text:p text:style-name="P4">Знание <text:s text:c="5"/>[ <text:s text:c="2"/>]<text:span text:style-name="T31">[ <text:s/>]</text:span> <text:s/><text:span text:style-name="T11">_____________________________</text:span></text:p>
        <text:p text:style-name="P11"><text:span text:style-name="T11">Б</text:span><text:span text:style-name="T10">ыст. </text:span><text:span text:style-name="T18">в</text:span><text:span text:style-name="T10">злом [ <text:s text:c="2"/>]</text:span><text:span text:style-name="T16">[ <text:s/>]</text:span><text:span text:style-name="T10">* </text:span><text:span text:style-name="T11">_____________________________</text:span></text:p>
        <text:p text:style-name="P4">Нетраннинг <text:s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4">Риперство <text:s text:c="2"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4">Лечение <text:s text:c="4"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9"><text:span text:style-name="T10">Артиллерия <text:s/>[ <text:s text:c="2"/>]</text:span><text:span text:style-name="T16">[ <text:s/>]</text:span><text:span text:style-name="T10">* </text:span><text:span text:style-name="T1">Прочее (заметки, инвентарь)</text:span></text:p>
        <text:p text:style-name="P13">ХАР<text:span text:style-name="T10"> <text:s text:c="19"/></text:span><text:span text:style-name="T11">_____________________________</text:span></text:p>
        <text:p text:style-name="P4">Убеждение <text:s text:c="2"/>[ <text:s text:c="2"/>]<text:span text:style-name="T31">[ <text:s/>]</text:span> <text:s/><text:span text:style-name="T11">_____________________________</text:span></text:p>
        <text:p text:style-name="P4">Сопротивл. <text:s/>[ <text:s text:c="2"/>]<text:span text:style-name="T31">[ <text:s/>] </text:span><text:span text:style-name="T9"><text:s/></text:span><text:span text:style-name="T11">_____________________________</text:span></text:p>
        <text:p text:style-name="P4">Ман. <text:span text:style-name="T32">с</text:span>озн. <text:s/><text:span text:style-name="T9">[ <text:s text:c="2"/>]</text:span><text:span text:style-name="T31">[ <text:s/>]</text:span><text:span text:style-name="T9">* </text:span><text:span text:style-name="T11">_____________________________</text:span></text:p>
        <text:p text:style-name="P4"><text:span text:style-name="T1">ПРОЧИЕ</text:span><text:span text:style-name="T10"> <text:s text:c="16"/></text:span><text:span text:style-name="T11">_____________________________</text:span></text:p>
        <text:p text:style-name="P4">Быстрый бег [ <text:s text:c="2"/>]<text:span text:style-name="T31">[ <text:s/>]</text:span> <text:s/><text:span text:style-name="T11">_____________________________</text:span></text:p>
        <text:p text:style-name="P15"><text:s text:c="23"/>_____________________________</text:p>
        <text:p text:style-name="P15"><text:span text:style-name="T29">* — сеттинг</text:span> <text:s text:c="11"/>____________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6:27:48.457081198</meta:creation-date>
    <dc:date>2023-01-09T16:59:22.414073616</dc:date>
    <meta:editing-duration>PT1H1M29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" meta:paragraph-count="70" meta:word-count="382" meta:character-count="3232" meta:non-whitespace-character-count="2340"/>
  </office:meta>
</office:document-meta>
</file>